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e525" officeooo:paragraph-rsid="0006e525"/>
    </style:style>
    <style:style style:name="P2" style:family="paragraph" style:parent-style-name="Standard" style:list-style-name="L2">
      <style:text-properties officeooo:rsid="0006e525" officeooo:paragraph-rsid="0006e525"/>
    </style:style>
    <style:style style:name="P3" style:family="paragraph" style:parent-style-name="Standard" style:list-style-name="L2">
      <style:text-properties officeooo:rsid="0008d9f9" officeooo:paragraph-rsid="0008d9f9"/>
    </style:style>
    <style:style style:name="P4" style:family="paragraph" style:parent-style-name="Standard" style:list-style-name="L2">
      <style:text-properties officeooo:rsid="00094ed6" officeooo:paragraph-rsid="00094ed6"/>
    </style:style>
    <style:style style:name="P5" style:family="paragraph" style:parent-style-name="Standard" style:list-style-name="L2">
      <style:text-properties officeooo:rsid="000b1d2a" officeooo:paragraph-rsid="000b1d2a"/>
    </style:style>
    <style:style style:name="T1" style:family="text">
      <style:text-properties officeooo:rsid="000b1d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im Gildersleeve</text:p>
      <text:p text:style-name="P1">CM 266</text:p>
      <text:p text:style-name="P1"/>
      <text:list xml:id="list5654006453229269704" text:style-name="L2">
        <text:list-item>
          <text:p text:style-name="P2">Extensible architectures allow large software programs to grow to meet the needs of customers while limiting the amount of spaghetti code needed to add new features</text:p>
        </text:list-item>
        <text:list-item>
          <text:p text:style-name="P2">The pure plug-in architecture is is like traditional plug-ins, but more hardcore. Instead of having one large host application with a bunch of pluggable components, the pure plug-in architecture consists of a minimal runtime that keeps track of plug-ins and provides the minimal amount of service for plug-ins to work. Almost all functionality should be implemented by some plug-in.</text:p>
        </text:list-item>
        <text:list-item>
          <text:p text:style-name="P3">Extensions are software components that add functionality to an existing software system. Extension points are the well defined hooks where extensions are allowed to add their functionality.</text:p>
        </text:list-item>
        <text:list-item>
          <text:p text:style-name="P3">A kernel must support finding, loading, and running the correct plug-in code, maintain a registry of installed plug-ins and the functions that they provide, and manage the extension model and inter-plug-in dependencies</text:p>
        </text:list-item>
        <text:list-item>
          <text:p text:style-name="P3">Eclipse is a universal pluggable architecture because it is just a minimal runtime and almost all of it’s functionality is implemented by plug-ins</text:p>
        </text:list-item>
        <text:list-item>
          <text:p text:style-name="P3">Eclipse starts with some bootstrap code that initializes some stuff for plug-ins. Then the core-plug-ins do some of their own initialization. Once this is complete, the rest of the application is created by loading in all of the other plug-ins.</text:p>
        </text:list-item>
        <text:list-item>
          <text:p text:style-name="P3">Plug-ins can be a headache because you have to keep track of what is installed and what needs to be updated. There is also a legitimate worry of security since it is hard to verify that a plug-in was not made with malicious intent or exploitable. Having multiple installations of the same plug-in at possibly different versions is also hard to manage. You need a way to know which one you should run if not both. You also need to scale well. It is really easy to get carried away and have a large amount of plug-ins installed. </text:p>
        </text:list-item>
        <text:list-item>
          <text:p text:style-name="P4">Eclipse automatically checks which plug-ins need updated and releases them in groups that are known to be a functional unit together. They support signed plug-ins so that you have some sort of guarantee about where the plug-in came from. Eclipse also uses manifest files to determine what plug-ins actually need to be loaded in based on what the user is doing to reduce start-up time and reduce the memory footprint of the application.</text:p>
        </text:list-item>
        <text:list-item>
          <text:p text:style-name="P4">Some plug-ins may rely on other plug-ins of a certain version. When you update a plug-in, you may harm the functionality of another.</text:p>
        </text:list-item>
        <text:list-item>
          <text:p text:style-name="P4">Plug-ins are basically chunks of code that anyone can contribute to a project. You need to trust that the plug-in developers are not malicious and competent enough to not mess up the system that you have.</text:p>
        </text:list-item>
        <text:list-item>
          <text:p text:style-name="P4">Plug-in hell is when one plug-in requires some version of another plug-in and another requires a different version. You get conflicting dependencies and you cannot get everything to work. Eclipse solves this by updating extensions in packages that are known to all work.</text:p>
        </text:list-item>
        <text:list-item>
          <text:p text:style-name="P4">Manifest files that help <text:span text:style-name="T1">determine which plug-ins to load, smaller plug-ins that allow you to install only the little bit that you need, making groups of plug-ins called features to help with managing plug-ins</text:span></text:p>
        </text:list-item>
        <text:list-item>
          <text:p text:style-name="P5">Features are groups of plug-ins that work together to solve one common goal. You may want an extra feature in Eclipse, but to make that happen, you need to tape together a bunch of other add-ons. Grouping them together makes it easy for a user to think and reason about what they need to install and upda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19:15:13.449822115</meta:creation-date>
    <dc:date>2017-09-03T21:01:33.699603042</dc:date>
    <meta:editing-duration>PT19S</meta:editing-duration>
    <meta:editing-cycles>1</meta:editing-cycles>
    <meta:document-statistic meta:table-count="0" meta:image-count="0" meta:object-count="0" meta:page-count="1" meta:paragraph-count="15" meta:word-count="588" meta:character-count="3480" meta:non-whitespace-character-count="2919"/>
    <meta:generator>LibreOffice/5.1.6.2$Linux_X86_64 LibreOffice_project/10m0$Build-2</meta:generator>
  </office:meta>
</office:document-meta>
</file>